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2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no-profit" table:style-name="ta1">
        <table:shapes>
          <draw:frame draw:z-index="0" draw:style-name="gr1" draw:text-style-name="P1" svg:width="453.57pt" svg:height="255.26pt" svg:x="61.6pt" svg:y="337.12pt">
            <draw:object draw:notify-on-update-of-ranges="'no-profit'.H2:'no-profit'.H2 'no-profit'.H3:'no-profit'.H26 'no-profit'.I2:'no-profit'.I2 'no-profit'.I3:'no-profit'.I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7pt" svg:height="255.26pt" svg:x="970.27pt" svg:y="386.25pt">
            <draw:object draw:notify-on-update-of-ranges="'no-profit'.S2:'no-profit'.S2 'no-profit'.S3:'no-profit'.S26 'no-profit'.T2:'no-profit'.T2 'no-profit'.T3:'no-profit'.T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20.04pt" svg:y="367.26pt">
            <draw:object draw:notify-on-update-of-ranges="'no-profit'.J2:'no-profit'.J2 'no-profit'.J3:'no-profit'.J26 'no-profit'.K2:'no-profit'.K2 'no-profit'.K3:'no-profit'.K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477.93pt" svg:y="368.76pt">
            <draw:object draw:notify-on-update-of-ranges="'no-profit'.U2:'no-profit'.U2 'no-profit'.U3:'no-profit'.U26 'no-profit'.V2:'no-profit'.V2 'no-profit'.V3:'no-profit'.V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No ProFIT</text:p>
          </table:table-cell>
          <table:covered-table-cell table:number-columns-repeated="10"/>
          <table:table-cell table:style-name="ce1" office:value-type="string" calcext:value-type="string" table:number-columns-spanned="11" table:number-rows-spanned="1">
            <text:p>ProFIT</text:p>
          </table:table-cell>
          <table:covered-table-cell table:number-columns-repeated="10"/>
        </table:table-row>
        <table:table-row table:style-name="ro1">
          <table:table-cell office:value-type="string" calcext:value-type="string">
            <text:p>Created</text:p>
          </table:table-cell>
          <table:table-cell office:value-type="string" calcext:value-type="string">
            <text:p>Not Sent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Sim Time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Avg Interval</text:p>
          </table:table-cell>
          <table:table-cell office:value-type="string" calcext:value-type="string">
            <text:p>Avg Tx Hi</text:p>
          </table:table-cell>
          <table:table-cell office:value-type="string" calcext:value-type="string">
            <text:p>Avg Tx Lo</text:p>
          </table:table-cell>
          <table:table-cell office:value-type="string" calcext:value-type="string">
            <text:p>Delivery Ratio Hi</text:p>
          </table:table-cell>
          <table:table-cell office:value-type="string" calcext:value-type="string">
            <text:p>Delivery Ratio Lo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Not Sent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Sim Time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Avg Interval</text:p>
          </table:table-cell>
          <table:table-cell office:value-type="string" calcext:value-type="string">
            <text:p>Avg Tx Hi</text:p>
          </table:table-cell>
          <table:table-cell office:value-type="string" calcext:value-type="string">
            <text:p>Avg Tx Lo</text:p>
          </table:table-cell>
          <table:table-cell office:value-type="string" calcext:value-type="string">
            <text:p>Delivery Ratio Hi</text:p>
          </table:table-cell>
          <table:table-cell office:value-type="string" calcext:value-type="string">
            <text:p>Delivery Ratio L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1" calcext:value-type="float">
            <text:p>71</text:p>
          </table:table-cell>
          <table:table-cell office:value-type="float" office:value="1130044" calcext:value-type="float">
            <text:p>1130044</text:p>
          </table:table-cell>
          <table:table-cell office:value-type="float" office:value="929" calcext:value-type="float">
            <text:p>929</text:p>
          </table:table-cell>
          <table:table-cell office:value-type="float" office:value="1353.58" calcext:value-type="float">
            <text:p>1353.58</text:p>
          </table:table-cell>
          <table:table-cell office:value-type="float" office:value="118444.13" calcext:value-type="float">
            <text:p>118444.13</text:p>
          </table:table-cell>
          <table:table-cell office:value-type="float" office:value="122055.42" calcext:value-type="float">
            <text:p>122055.4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1" calcext:value-type="float">
            <text:p>71</text:p>
          </table:table-cell>
          <table:table-cell office:value-type="float" office:value="1130044" calcext:value-type="float">
            <text:p>1130044</text:p>
          </table:table-cell>
          <table:table-cell office:value-type="float" office:value="929" calcext:value-type="float">
            <text:p>929</text:p>
          </table:table-cell>
          <table:table-cell office:value-type="float" office:value="1353.58" calcext:value-type="float">
            <text:p>1353.58</text:p>
          </table:table-cell>
          <table:table-cell office:value-type="float" office:value="119467.46" calcext:value-type="float">
            <text:p>119467.46</text:p>
          </table:table-cell>
          <table:table-cell office:value-type="string" calcext:value-type="string">
            <text:p>INF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33" calcext:value-type="float">
            <text:p>133</text:p>
          </table:table-cell>
          <table:table-cell office:value-type="float" office:value="2122744" calcext:value-type="float">
            <text:p>2122744</text:p>
          </table:table-cell>
          <table:table-cell office:value-type="float" office:value="867" calcext:value-type="float">
            <text:p>867</text:p>
          </table:table-cell>
          <table:table-cell office:value-type="float" office:value="1446.91" calcext:value-type="float">
            <text:p>1446.91</text:p>
          </table:table-cell>
          <table:table-cell office:value-type="float" office:value="123071.48" calcext:value-type="float">
            <text:p>123071.48</text:p>
          </table:table-cell>
          <table:table-cell office:value-type="float" office:value="123317.89" calcext:value-type="float">
            <text:p>123317.89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33" calcext:value-type="float">
            <text:p>133</text:p>
          </table:table-cell>
          <table:table-cell office:value-type="float" office:value="2122744" calcext:value-type="float">
            <text:p>2122744</text:p>
          </table:table-cell>
          <table:table-cell office:value-type="float" office:value="867" calcext:value-type="float">
            <text:p>867</text:p>
          </table:table-cell>
          <table:table-cell office:value-type="float" office:value="1446.91" calcext:value-type="float">
            <text:p>1446.91</text:p>
          </table:table-cell>
          <table:table-cell office:value-type="float" office:value="121664.86" calcext:value-type="float">
            <text:p>121664.86</text:p>
          </table:table-cell>
          <table:table-cell office:value-type="string" calcext:value-type="string">
            <text:p>INF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93" calcext:value-type="float">
            <text:p>193</text:p>
          </table:table-cell>
          <table:table-cell office:value-type="float" office:value="3087096" calcext:value-type="float">
            <text:p>3087096</text:p>
          </table:table-cell>
          <table:table-cell office:value-type="float" office:value="807" calcext:value-type="float">
            <text:p>807</text:p>
          </table:table-cell>
          <table:table-cell office:value-type="float" office:value="2916.77" calcext:value-type="float">
            <text:p>2916.77</text:p>
          </table:table-cell>
          <table:table-cell office:value-type="float" office:value="123459.01" calcext:value-type="float">
            <text:p>123459.01</text:p>
          </table:table-cell>
          <table:table-cell office:value-type="float" office:value="124240.88" calcext:value-type="float">
            <text:p>124240.88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93" calcext:value-type="float">
            <text:p>193</text:p>
          </table:table-cell>
          <table:table-cell office:value-type="float" office:value="3087096" calcext:value-type="float">
            <text:p>3087096</text:p>
          </table:table-cell>
          <table:table-cell office:value-type="float" office:value="807" calcext:value-type="float">
            <text:p>807</text:p>
          </table:table-cell>
          <table:table-cell office:value-type="float" office:value="2916.77" calcext:value-type="float">
            <text:p>2916.77</text:p>
          </table:table-cell>
          <table:table-cell office:value-type="float" office:value="121666.12" calcext:value-type="float">
            <text:p>121666.12</text:p>
          </table:table-cell>
          <table:table-cell office:value-type="string" calcext:value-type="string">
            <text:p>INF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58" calcext:value-type="float">
            <text:p>258</text:p>
          </table:table-cell>
          <table:table-cell office:value-type="float" office:value="4115971" calcext:value-type="float">
            <text:p>4115971</text:p>
          </table:table-cell>
          <table:table-cell office:value-type="float" office:value="742" calcext:value-type="float">
            <text:p>742</text:p>
          </table:table-cell>
          <table:table-cell office:value-type="float" office:value="3627.1" calcext:value-type="float">
            <text:p>3627.1</text:p>
          </table:table-cell>
          <table:table-cell office:value-type="float" office:value="123270.97" calcext:value-type="float">
            <text:p>123270.97</text:p>
          </table:table-cell>
          <table:table-cell office:value-type="float" office:value="123572.77" calcext:value-type="float">
            <text:p>123572.77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58" calcext:value-type="float">
            <text:p>258</text:p>
          </table:table-cell>
          <table:table-cell office:value-type="float" office:value="4115971" calcext:value-type="float">
            <text:p>4115971</text:p>
          </table:table-cell>
          <table:table-cell office:value-type="float" office:value="742" calcext:value-type="float">
            <text:p>742</text:p>
          </table:table-cell>
          <table:table-cell office:value-type="float" office:value="3627.1" calcext:value-type="float">
            <text:p>3627.1</text:p>
          </table:table-cell>
          <table:table-cell office:value-type="float" office:value="120274.17" calcext:value-type="float">
            <text:p>120274.17</text:p>
          </table:table-cell>
          <table:table-cell office:value-type="string" calcext:value-type="string">
            <text:p>INF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18" calcext:value-type="float">
            <text:p>318</text:p>
          </table:table-cell>
          <table:table-cell office:value-type="float" office:value="5082965" calcext:value-type="float">
            <text:p>5082965</text:p>
          </table:table-cell>
          <table:table-cell office:value-type="float" office:value="682" calcext:value-type="float">
            <text:p>682</text:p>
          </table:table-cell>
          <table:table-cell office:value-type="float" office:value="4964.19" calcext:value-type="float">
            <text:p>4964.19</text:p>
          </table:table-cell>
          <table:table-cell office:value-type="float" office:value="123331.21" calcext:value-type="float">
            <text:p>123331.21</text:p>
          </table:table-cell>
          <table:table-cell office:value-type="float" office:value="123795.69" calcext:value-type="float">
            <text:p>123795.69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18" calcext:value-type="float">
            <text:p>318</text:p>
          </table:table-cell>
          <table:table-cell office:value-type="float" office:value="5082965" calcext:value-type="float">
            <text:p>5082965</text:p>
          </table:table-cell>
          <table:table-cell office:value-type="float" office:value="682" calcext:value-type="float">
            <text:p>682</text:p>
          </table:table-cell>
          <table:table-cell office:value-type="float" office:value="4964.19" calcext:value-type="float">
            <text:p>4964.19</text:p>
          </table:table-cell>
          <table:table-cell office:value-type="float" office:value="119663.37" calcext:value-type="float">
            <text:p>119663.37</text:p>
          </table:table-cell>
          <table:table-cell office:value-type="string" calcext:value-type="string">
            <text:p>INF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82" calcext:value-type="float">
            <text:p>382</text:p>
          </table:table-cell>
          <table:table-cell office:value-type="float" office:value="6111105" calcext:value-type="float">
            <text:p>6111105</text:p>
          </table:table-cell>
          <table:table-cell office:value-type="float" office:value="618" calcext:value-type="float">
            <text:p>618</text:p>
          </table:table-cell>
          <table:table-cell office:value-type="float" office:value="5891.27" calcext:value-type="float">
            <text:p>5891.27</text:p>
          </table:table-cell>
          <table:table-cell office:value-type="float" office:value="123051.55" calcext:value-type="float">
            <text:p>123051.55</text:p>
          </table:table-cell>
          <table:table-cell office:value-type="float" office:value="123599.39" calcext:value-type="float">
            <text:p>123599.39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82" calcext:value-type="float">
            <text:p>382</text:p>
          </table:table-cell>
          <table:table-cell office:value-type="float" office:value="6111105" calcext:value-type="float">
            <text:p>6111105</text:p>
          </table:table-cell>
          <table:table-cell office:value-type="float" office:value="618" calcext:value-type="float">
            <text:p>618</text:p>
          </table:table-cell>
          <table:table-cell office:value-type="float" office:value="5891.27" calcext:value-type="float">
            <text:p>5891.27</text:p>
          </table:table-cell>
          <table:table-cell office:value-type="float" office:value="118062.98" calcext:value-type="float">
            <text:p>118062.98</text:p>
          </table:table-cell>
          <table:table-cell office:value-type="string" calcext:value-type="string">
            <text:p>INF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44" calcext:value-type="float">
            <text:p>444</text:p>
          </table:table-cell>
          <table:table-cell office:value-type="float" office:value="7104227" calcext:value-type="float">
            <text:p>7104227</text:p>
          </table:table-cell>
          <table:table-cell office:value-type="float" office:value="556" calcext:value-type="float">
            <text:p>556</text:p>
          </table:table-cell>
          <table:table-cell office:value-type="float" office:value="7020.16" calcext:value-type="float">
            <text:p>7020.16</text:p>
          </table:table-cell>
          <table:table-cell office:value-type="float" office:value="122923.63" calcext:value-type="float">
            <text:p>122923.63</text:p>
          </table:table-cell>
          <table:table-cell office:value-type="float" office:value="123279.63" calcext:value-type="float">
            <text:p>123279.63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44" calcext:value-type="float">
            <text:p>444</text:p>
          </table:table-cell>
          <table:table-cell office:value-type="float" office:value="7104227" calcext:value-type="float">
            <text:p>7104227</text:p>
          </table:table-cell>
          <table:table-cell office:value-type="float" office:value="556" calcext:value-type="float">
            <text:p>556</text:p>
          </table:table-cell>
          <table:table-cell office:value-type="float" office:value="7020.16" calcext:value-type="float">
            <text:p>7020.16</text:p>
          </table:table-cell>
          <table:table-cell office:value-type="float" office:value="115678.27" calcext:value-type="float">
            <text:p>115678.27</text:p>
          </table:table-cell>
          <table:table-cell office:value-type="string" calcext:value-type="string">
            <text:p>INF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07" calcext:value-type="float">
            <text:p>507</text:p>
          </table:table-cell>
          <table:table-cell office:value-type="float" office:value="8104436" calcext:value-type="float">
            <text:p>8104436</text:p>
          </table:table-cell>
          <table:table-cell office:value-type="float" office:value="493" calcext:value-type="float">
            <text:p>493</text:p>
          </table:table-cell>
          <table:table-cell office:value-type="float" office:value="8486.7" calcext:value-type="float">
            <text:p>8486.7</text:p>
          </table:table-cell>
          <table:table-cell office:value-type="float" office:value="121618.41" calcext:value-type="float">
            <text:p>121618.41</text:p>
          </table:table-cell>
          <table:table-cell office:value-type="float" office:value="123422.03" calcext:value-type="float">
            <text:p>123422.03</text:p>
          </table:table-cell>
          <table:table-cell office:value-type="float" office:value="0.66" calcext:value-type="float">
            <text:p>0.66</text:p>
          </table:table-cell>
          <table:table-cell office:value-type="float" office:value="0.36" calcext:value-type="float">
            <text:p>0.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07" calcext:value-type="float">
            <text:p>507</text:p>
          </table:table-cell>
          <table:table-cell office:value-type="float" office:value="8104436" calcext:value-type="float">
            <text:p>8104436</text:p>
          </table:table-cell>
          <table:table-cell office:value-type="float" office:value="493" calcext:value-type="float">
            <text:p>493</text:p>
          </table:table-cell>
          <table:table-cell office:value-type="float" office:value="8486.7" calcext:value-type="float">
            <text:p>8486.7</text:p>
          </table:table-cell>
          <table:table-cell office:value-type="float" office:value="9391.75" calcext:value-type="float">
            <text:p>9391.75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68" calcext:value-type="float">
            <text:p>568</text:p>
          </table:table-cell>
          <table:table-cell office:value-type="float" office:value="9085122" calcext:value-type="float">
            <text:p>9085122</text:p>
          </table:table-cell>
          <table:table-cell office:value-type="float" office:value="432" calcext:value-type="float">
            <text:p>432</text:p>
          </table:table-cell>
          <table:table-cell office:value-type="float" office:value="9131.39" calcext:value-type="float">
            <text:p>9131.39</text:p>
          </table:table-cell>
          <table:table-cell office:value-type="float" office:value="121848.02" calcext:value-type="float">
            <text:p>121848.02</text:p>
          </table:table-cell>
          <table:table-cell office:value-type="float" office:value="121939.89" calcext:value-type="float">
            <text:p>121939.89</text:p>
          </table:table-cell>
          <table:table-cell office:value-type="float" office:value="0.59" calcext:value-type="float">
            <text:p>0.59</text:p>
          </table:table-cell>
          <table:table-cell office:value-type="float" office:value="0.55" calcext:value-type="float">
            <text:p>0.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68" calcext:value-type="float">
            <text:p>568</text:p>
          </table:table-cell>
          <table:table-cell office:value-type="float" office:value="9085122" calcext:value-type="float">
            <text:p>9085122</text:p>
          </table:table-cell>
          <table:table-cell office:value-type="float" office:value="432" calcext:value-type="float">
            <text:p>432</text:p>
          </table:table-cell>
          <table:table-cell office:value-type="float" office:value="9131.39" calcext:value-type="float">
            <text:p>9131.39</text:p>
          </table:table-cell>
          <table:table-cell office:value-type="float" office:value="8300.39" calcext:value-type="float">
            <text:p>8300.39</text:p>
          </table:table-cell>
          <table:table-cell office:value-type="float" office:value="930079.38" calcext:value-type="float">
            <text:p>930079.38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35" calcext:value-type="float">
            <text:p>635</text:p>
          </table:table-cell>
          <table:table-cell office:value-type="float" office:value="10150949" calcext:value-type="float">
            <text:p>10150949</text:p>
          </table:table-cell>
          <table:table-cell office:value-type="float" office:value="365" calcext:value-type="float">
            <text:p>365</text:p>
          </table:table-cell>
          <table:table-cell office:value-type="float" office:value="9672.93" calcext:value-type="float">
            <text:p>9672.93</text:p>
          </table:table-cell>
          <table:table-cell office:value-type="float" office:value="121264.02" calcext:value-type="float">
            <text:p>121264.02</text:p>
          </table:table-cell>
          <table:table-cell office:value-type="float" office:value="121405.05" calcext:value-type="float">
            <text:p>121405.05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35" calcext:value-type="float">
            <text:p>635</text:p>
          </table:table-cell>
          <table:table-cell office:value-type="float" office:value="10150949" calcext:value-type="float">
            <text:p>10150949</text:p>
          </table:table-cell>
          <table:table-cell office:value-type="float" office:value="365" calcext:value-type="float">
            <text:p>365</text:p>
          </table:table-cell>
          <table:table-cell office:value-type="float" office:value="9672.93" calcext:value-type="float">
            <text:p>9672.93</text:p>
          </table:table-cell>
          <table:table-cell office:value-type="float" office:value="8291.01" calcext:value-type="float">
            <text:p>8291.01</text:p>
          </table:table-cell>
          <table:table-cell office:value-type="float" office:value="526809.88" calcext:value-type="float">
            <text:p>526809.88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93" calcext:value-type="float">
            <text:p>693</text:p>
          </table:table-cell>
          <table:table-cell office:value-type="float" office:value="11088505" calcext:value-type="float">
            <text:p>11088505</text:p>
          </table:table-cell>
          <table:table-cell office:value-type="float" office:value="307" calcext:value-type="float">
            <text:p>307</text:p>
          </table:table-cell>
          <table:table-cell office:value-type="float" office:value="10989.84" calcext:value-type="float">
            <text:p>10989.84</text:p>
          </table:table-cell>
          <table:table-cell office:value-type="float" office:value="120942.59" calcext:value-type="float">
            <text:p>120942.59</text:p>
          </table:table-cell>
          <table:table-cell office:value-type="float" office:value="121192.67" calcext:value-type="float">
            <text:p>121192.67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93" calcext:value-type="float">
            <text:p>693</text:p>
          </table:table-cell>
          <table:table-cell office:value-type="float" office:value="11088505" calcext:value-type="float">
            <text:p>11088505</text:p>
          </table:table-cell>
          <table:table-cell office:value-type="float" office:value="307" calcext:value-type="float">
            <text:p>307</text:p>
          </table:table-cell>
          <table:table-cell office:value-type="float" office:value="10989.84" calcext:value-type="float">
            <text:p>10989.84</text:p>
          </table:table-cell>
          <table:table-cell office:value-type="float" office:value="8171.4" calcext:value-type="float">
            <text:p>8171.4</text:p>
          </table:table-cell>
          <table:table-cell office:value-type="float" office:value="404575.78" calcext:value-type="float">
            <text:p>404575.78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59" calcext:value-type="float">
            <text:p>759</text:p>
          </table:table-cell>
          <table:table-cell office:value-type="float" office:value="12133593" calcext:value-type="float">
            <text:p>12133593</text:p>
          </table:table-cell>
          <table:table-cell office:value-type="float" office:value="241" calcext:value-type="float">
            <text:p>241</text:p>
          </table:table-cell>
          <table:table-cell office:value-type="float" office:value="11581.41" calcext:value-type="float">
            <text:p>11581.41</text:p>
          </table:table-cell>
          <table:table-cell office:value-type="float" office:value="119675.68" calcext:value-type="float">
            <text:p>119675.68</text:p>
          </table:table-cell>
          <table:table-cell office:value-type="float" office:value="119766.16" calcext:value-type="float">
            <text:p>119766.16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59" calcext:value-type="float">
            <text:p>759</text:p>
          </table:table-cell>
          <table:table-cell office:value-type="float" office:value="12133593" calcext:value-type="float">
            <text:p>12133593</text:p>
          </table:table-cell>
          <table:table-cell office:value-type="float" office:value="241" calcext:value-type="float">
            <text:p>241</text:p>
          </table:table-cell>
          <table:table-cell office:value-type="float" office:value="11581.41" calcext:value-type="float">
            <text:p>11581.41</text:p>
          </table:table-cell>
          <table:table-cell office:value-type="float" office:value="8284.47" calcext:value-type="float">
            <text:p>8284.47</text:p>
          </table:table-cell>
          <table:table-cell office:value-type="float" office:value="329512.06" calcext:value-type="float">
            <text:p>329512.06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819" calcext:value-type="float">
            <text:p>819</text:p>
          </table:table-cell>
          <table:table-cell office:value-type="float" office:value="13102105" calcext:value-type="float">
            <text:p>13102105</text:p>
          </table:table-cell>
          <table:table-cell office:value-type="float" office:value="181" calcext:value-type="float">
            <text:p>181</text:p>
          </table:table-cell>
          <table:table-cell office:value-type="float" office:value="12500.11" calcext:value-type="float">
            <text:p>12500.11</text:p>
          </table:table-cell>
          <table:table-cell office:value-type="float" office:value="119174.71" calcext:value-type="float">
            <text:p>119174.71</text:p>
          </table:table-cell>
          <table:table-cell office:value-type="float" office:value="119418.02" calcext:value-type="float">
            <text:p>119418.02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819" calcext:value-type="float">
            <text:p>819</text:p>
          </table:table-cell>
          <table:table-cell office:value-type="float" office:value="13102105" calcext:value-type="float">
            <text:p>13102105</text:p>
          </table:table-cell>
          <table:table-cell office:value-type="float" office:value="181" calcext:value-type="float">
            <text:p>181</text:p>
          </table:table-cell>
          <table:table-cell office:value-type="float" office:value="12500.11" calcext:value-type="float">
            <text:p>12500.11</text:p>
          </table:table-cell>
          <table:table-cell office:value-type="float" office:value="8125.01" calcext:value-type="float">
            <text:p>8125.01</text:p>
          </table:table-cell>
          <table:table-cell office:value-type="float" office:value="289643.16" calcext:value-type="float">
            <text:p>289643.16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881" calcext:value-type="float">
            <text:p>881</text:p>
          </table:table-cell>
          <table:table-cell office:value-type="float" office:value="14089495" calcext:value-type="float">
            <text:p>14089495</text:p>
          </table:table-cell>
          <table:table-cell office:value-type="float" office:value="119" calcext:value-type="float">
            <text:p>119</text:p>
          </table:table-cell>
          <table:table-cell office:value-type="float" office:value="14448.65" calcext:value-type="float">
            <text:p>14448.65</text:p>
          </table:table-cell>
          <table:table-cell office:value-type="float" office:value="117370.34" calcext:value-type="float">
            <text:p>117370.34</text:p>
          </table:table-cell>
          <table:table-cell office:value-type="float" office:value="117736.75" calcext:value-type="float">
            <text:p>117736.75</text:p>
          </table:table-cell>
          <table:table-cell office:value-type="float" office:value="0.86" calcext:value-type="float">
            <text:p>0.86</text:p>
          </table:table-cell>
          <table:table-cell office:value-type="float" office:value="0.91" calcext:value-type="float">
            <text:p>0.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881" calcext:value-type="float">
            <text:p>881</text:p>
          </table:table-cell>
          <table:table-cell office:value-type="float" office:value="14089495" calcext:value-type="float">
            <text:p>14089495</text:p>
          </table:table-cell>
          <table:table-cell office:value-type="float" office:value="119" calcext:value-type="float">
            <text:p>119</text:p>
          </table:table-cell>
          <table:table-cell office:value-type="float" office:value="14448.65" calcext:value-type="float">
            <text:p>14448.65</text:p>
          </table:table-cell>
          <table:table-cell office:value-type="float" office:value="8077.18" calcext:value-type="float">
            <text:p>8077.18</text:p>
          </table:table-cell>
          <table:table-cell office:value-type="float" office:value="258613.48" calcext:value-type="float">
            <text:p>258613.48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45" calcext:value-type="float">
            <text:p>945</text:p>
          </table:table-cell>
          <table:table-cell office:value-type="float" office:value="15110561" calcext:value-type="float">
            <text:p>15110561</text:p>
          </table:table-cell>
          <table:table-cell office:value-type="float" office:value="55" calcext:value-type="float">
            <text:p>55</text:p>
          </table:table-cell>
          <table:table-cell office:value-type="float" office:value="15519.57" calcext:value-type="float">
            <text:p>15519.57</text:p>
          </table:table-cell>
          <table:table-cell office:value-type="float" office:value="113999.15" calcext:value-type="float">
            <text:p>113999.15</text:p>
          </table:table-cell>
          <table:table-cell office:value-type="float" office:value="114187.14" calcext:value-type="float">
            <text:p>114187.14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45" calcext:value-type="float">
            <text:p>945</text:p>
          </table:table-cell>
          <table:table-cell office:value-type="float" office:value="15110561" calcext:value-type="float">
            <text:p>15110561</text:p>
          </table:table-cell>
          <table:table-cell office:value-type="float" office:value="55" calcext:value-type="float">
            <text:p>55</text:p>
          </table:table-cell>
          <table:table-cell office:value-type="float" office:value="15519.57" calcext:value-type="float">
            <text:p>15519.57</text:p>
          </table:table-cell>
          <table:table-cell office:value-type="float" office:value="8331.03" calcext:value-type="float">
            <text:p>8331.03</text:p>
          </table:table-cell>
          <table:table-cell office:value-type="float" office:value="231967.48" calcext:value-type="float">
            <text:p>231967.48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6002020" calcext:value-type="float">
            <text:p>16002020</text:p>
          </table:table-cell>
          <table:table-cell office:value-type="float" office:value="0" calcext:value-type="float">
            <text:p>0</text:p>
          </table:table-cell>
          <table:table-cell office:value-type="float" office:value="15767.48" calcext:value-type="float">
            <text:p>15767.48</text:p>
          </table:table-cell>
          <table:table-cell office:value-type="float" office:value="23987.45" calcext:value-type="float">
            <text:p>23987.45</text:p>
          </table:table-cell>
          <table:table-cell office:value-type="float" office:value="23988.26" calcext:value-type="float">
            <text:p>23988.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6002020" calcext:value-type="float">
            <text:p>16002020</text:p>
          </table:table-cell>
          <table:table-cell office:value-type="float" office:value="0" calcext:value-type="float">
            <text:p>0</text:p>
          </table:table-cell>
          <table:table-cell office:value-type="float" office:value="15767.48" calcext:value-type="float">
            <text:p>15767.48</text:p>
          </table:table-cell>
          <table:table-cell office:value-type="float" office:value="9648.55" calcext:value-type="float">
            <text:p>9648.55</text:p>
          </table:table-cell>
          <table:table-cell office:value-type="float" office:value="38327.16" calcext:value-type="float">
            <text:p>38327.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008740" calcext:value-type="float">
            <text:p>17008740</text:p>
          </table:table-cell>
          <table:table-cell office:value-type="float" office:value="0" calcext:value-type="float">
            <text:p>0</text:p>
          </table:table-cell>
          <table:table-cell office:value-type="float" office:value="16753.66" calcext:value-type="float">
            <text:p>16753.66</text:p>
          </table:table-cell>
          <table:table-cell office:value-type="float" office:value="8198.8" calcext:value-type="float">
            <text:p>8198.8</text:p>
          </table:table-cell>
          <table:table-cell office:value-type="float" office:value="8205.58" calcext:value-type="float">
            <text:p>8205.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008740" calcext:value-type="float">
            <text:p>17008740</text:p>
          </table:table-cell>
          <table:table-cell office:value-type="float" office:value="0" calcext:value-type="float">
            <text:p>0</text:p>
          </table:table-cell>
          <table:table-cell office:value-type="float" office:value="16753.66" calcext:value-type="float">
            <text:p>16753.66</text:p>
          </table:table-cell>
          <table:table-cell office:value-type="float" office:value="8198.8" calcext:value-type="float">
            <text:p>8198.8</text:p>
          </table:table-cell>
          <table:table-cell office:value-type="float" office:value="8205.58" calcext:value-type="float">
            <text:p>8205.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980529" calcext:value-type="float">
            <text:p>17980529</text:p>
          </table:table-cell>
          <table:table-cell office:value-type="float" office:value="0" calcext:value-type="float">
            <text:p>0</text:p>
          </table:table-cell>
          <table:table-cell office:value-type="float" office:value="18064.49" calcext:value-type="float">
            <text:p>18064.49</text:p>
          </table:table-cell>
          <table:table-cell office:value-type="float" office:value="8277.06" calcext:value-type="float">
            <text:p>8277.06</text:p>
          </table:table-cell>
          <table:table-cell office:value-type="float" office:value="8324.43" calcext:value-type="float">
            <text:p>8324.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980529" calcext:value-type="float">
            <text:p>17980529</text:p>
          </table:table-cell>
          <table:table-cell office:value-type="float" office:value="0" calcext:value-type="float">
            <text:p>0</text:p>
          </table:table-cell>
          <table:table-cell office:value-type="float" office:value="18064.49" calcext:value-type="float">
            <text:p>18064.49</text:p>
          </table:table-cell>
          <table:table-cell office:value-type="float" office:value="8277.06" calcext:value-type="float">
            <text:p>8277.06</text:p>
          </table:table-cell>
          <table:table-cell office:value-type="float" office:value="8324.43" calcext:value-type="float">
            <text:p>8324.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8970433" calcext:value-type="float">
            <text:p>18970433</text:p>
          </table:table-cell>
          <table:table-cell office:value-type="float" office:value="0" calcext:value-type="float">
            <text:p>0</text:p>
          </table:table-cell>
          <table:table-cell office:value-type="float" office:value="18744.49" calcext:value-type="float">
            <text:p>18744.49</text:p>
          </table:table-cell>
          <table:table-cell office:value-type="float" office:value="8088.99" calcext:value-type="float">
            <text:p>8088.99</text:p>
          </table:table-cell>
          <table:table-cell office:value-type="float" office:value="8223.84" calcext:value-type="float">
            <text:p>8223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8970433" calcext:value-type="float">
            <text:p>18970433</text:p>
          </table:table-cell>
          <table:table-cell office:value-type="float" office:value="0" calcext:value-type="float">
            <text:p>0</text:p>
          </table:table-cell>
          <table:table-cell office:value-type="float" office:value="18744.49" calcext:value-type="float">
            <text:p>18744.49</text:p>
          </table:table-cell>
          <table:table-cell office:value-type="float" office:value="8088.99" calcext:value-type="float">
            <text:p>8088.99</text:p>
          </table:table-cell>
          <table:table-cell office:value-type="float" office:value="8223.84" calcext:value-type="float">
            <text:p>8223.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007439" calcext:value-type="float">
            <text:p>20007439</text:p>
          </table:table-cell>
          <table:table-cell office:value-type="float" office:value="0" calcext:value-type="float">
            <text:p>0</text:p>
          </table:table-cell>
          <table:table-cell office:value-type="float" office:value="19913.75" calcext:value-type="float">
            <text:p>19913.75</text:p>
          </table:table-cell>
          <table:table-cell office:value-type="float" office:value="8000.03" calcext:value-type="float">
            <text:p>8000.03</text:p>
          </table:table-cell>
          <table:table-cell office:value-type="float" office:value="8322.02" calcext:value-type="float">
            <text:p>8322.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007439" calcext:value-type="float">
            <text:p>20007439</text:p>
          </table:table-cell>
          <table:table-cell office:value-type="float" office:value="0" calcext:value-type="float">
            <text:p>0</text:p>
          </table:table-cell>
          <table:table-cell office:value-type="float" office:value="19913.75" calcext:value-type="float">
            <text:p>19913.75</text:p>
          </table:table-cell>
          <table:table-cell office:value-type="float" office:value="8000.03" calcext:value-type="float">
            <text:p>8000.03</text:p>
          </table:table-cell>
          <table:table-cell office:value-type="float" office:value="8322.02" calcext:value-type="float">
            <text:p>8322.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980707" calcext:value-type="float">
            <text:p>20980707</text:p>
          </table:table-cell>
          <table:table-cell office:value-type="float" office:value="0" calcext:value-type="float">
            <text:p>0</text:p>
          </table:table-cell>
          <table:table-cell office:value-type="float" office:value="21359.7" calcext:value-type="float">
            <text:p>21359.7</text:p>
          </table:table-cell>
          <table:table-cell office:value-type="float" office:value="8369" calcext:value-type="float">
            <text:p>8369</text:p>
          </table:table-cell>
          <table:table-cell office:value-type="float" office:value="8557.03" calcext:value-type="float">
            <text:p>8557.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980707" calcext:value-type="float">
            <text:p>20980707</text:p>
          </table:table-cell>
          <table:table-cell office:value-type="float" office:value="0" calcext:value-type="float">
            <text:p>0</text:p>
          </table:table-cell>
          <table:table-cell office:value-type="float" office:value="21359.7" calcext:value-type="float">
            <text:p>21359.7</text:p>
          </table:table-cell>
          <table:table-cell office:value-type="float" office:value="8369" calcext:value-type="float">
            <text:p>8369</text:p>
          </table:table-cell>
          <table:table-cell office:value-type="float" office:value="8557.03" calcext:value-type="float">
            <text:p>8557.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984579" calcext:value-type="float">
            <text:p>21984579</text:p>
          </table:table-cell>
          <table:table-cell office:value-type="float" office:value="0" calcext:value-type="float">
            <text:p>0</text:p>
          </table:table-cell>
          <table:table-cell office:value-type="float" office:value="21679.46" calcext:value-type="float">
            <text:p>21679.46</text:p>
          </table:table-cell>
          <table:table-cell office:value-type="float" office:value="8239.66" calcext:value-type="float">
            <text:p>8239.66</text:p>
          </table:table-cell>
          <table:table-cell office:value-type="float" office:value="8157.95" calcext:value-type="float">
            <text:p>8157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984579" calcext:value-type="float">
            <text:p>21984579</text:p>
          </table:table-cell>
          <table:table-cell office:value-type="float" office:value="0" calcext:value-type="float">
            <text:p>0</text:p>
          </table:table-cell>
          <table:table-cell office:value-type="float" office:value="21679.46" calcext:value-type="float">
            <text:p>21679.46</text:p>
          </table:table-cell>
          <table:table-cell office:value-type="float" office:value="8239.66" calcext:value-type="float">
            <text:p>8239.66</text:p>
          </table:table-cell>
          <table:table-cell office:value-type="float" office:value="8157.95" calcext:value-type="float">
            <text:p>8157.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973167" calcext:value-type="float">
            <text:p>22973167</text:p>
          </table:table-cell>
          <table:table-cell office:value-type="float" office:value="0" calcext:value-type="float">
            <text:p>0</text:p>
          </table:table-cell>
          <table:table-cell office:value-type="float" office:value="23418.71" calcext:value-type="float">
            <text:p>23418.71</text:p>
          </table:table-cell>
          <table:table-cell office:value-type="float" office:value="8085" calcext:value-type="float">
            <text:p>8085</text:p>
          </table:table-cell>
          <table:table-cell office:value-type="float" office:value="8362.69" calcext:value-type="float">
            <text:p>8362.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973167" calcext:value-type="float">
            <text:p>22973167</text:p>
          </table:table-cell>
          <table:table-cell office:value-type="float" office:value="0" calcext:value-type="float">
            <text:p>0</text:p>
          </table:table-cell>
          <table:table-cell office:value-type="float" office:value="23418.71" calcext:value-type="float">
            <text:p>23418.71</text:p>
          </table:table-cell>
          <table:table-cell office:value-type="float" office:value="8085" calcext:value-type="float">
            <text:p>8085</text:p>
          </table:table-cell>
          <table:table-cell office:value-type="float" office:value="8362.69" calcext:value-type="float">
            <text:p>8362.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977820" calcext:value-type="float">
            <text:p>23977820</text:p>
          </table:table-cell>
          <table:table-cell office:value-type="float" office:value="0" calcext:value-type="float">
            <text:p>0</text:p>
          </table:table-cell>
          <table:table-cell office:value-type="float" office:value="24098.84" calcext:value-type="float">
            <text:p>24098.84</text:p>
          </table:table-cell>
          <table:table-cell office:value-type="float" office:value="9482.11" calcext:value-type="float">
            <text:p>9482.11</text:p>
          </table:table-cell>
          <table:table-cell office:value-type="float" office:value="7462.79" calcext:value-type="float">
            <text:p>7462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977820" calcext:value-type="float">
            <text:p>23977820</text:p>
          </table:table-cell>
          <table:table-cell office:value-type="float" office:value="0" calcext:value-type="float">
            <text:p>0</text:p>
          </table:table-cell>
          <table:table-cell office:value-type="float" office:value="24098.84" calcext:value-type="float">
            <text:p>24098.84</text:p>
          </table:table-cell>
          <table:table-cell office:value-type="float" office:value="9482.11" calcext:value-type="float">
            <text:p>9482.11</text:p>
          </table:table-cell>
          <table:table-cell office:value-type="float" office:value="7462.79" calcext:value-type="float">
            <text:p>7462.79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Sheet2" table:style-name="ta1">
        <table:shapes>
          <draw:frame draw:z-index="0" draw:style-name="gr1" draw:text-style-name="P1" svg:width="453.46pt" svg:height="255.23pt" svg:x="0pt" svg:y="381.74pt">
            <draw:object draw:notify-on-update-of-ranges="Sheet2.B2:Sheet2.B2 Sheet2.B3:Sheet2.B26 Sheet2.C2:Sheet2.C2 Sheet2.C3:Sheet2.C26 Sheet2.G2:Sheet2.G2 Sheet2.G3:Sheet2.G26 Sheet2.H2:Sheet2.H2 Sheet2.H3:Sheet2.H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46pt" svg:height="255.23pt" svg:x="684.48pt" svg:y="372.7pt">
            <draw:object draw:notify-on-update-of-ranges="Sheet2.D2:Sheet2.D2 Sheet2.D3:Sheet2.D26 Sheet2.E2:Sheet2.E2 Sheet2.E3:Sheet2.E26 Sheet2.I2:Sheet2.I2 Sheet2.I3:Sheet2.I26 Sheet2.J2:Sheet2.J2 Sheet2.J3:Sheet2.J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vg Interval</text:p>
          </table:table-cell>
          <table:table-cell office:value-type="string" calcext:value-type="string">
            <text:p><text:span text:style-name="T1">No PRoFIT </text:span> Avg Tx Hi</text:p>
          </table:table-cell>
          <table:table-cell office:value-type="string" calcext:value-type="string">
            <text:p><text:span text:style-name="T2">No PRoFIT </text:span>Avg Tx Lo</text:p>
          </table:table-cell>
          <table:table-cell office:value-type="string" calcext:value-type="string">
            <text:p><text:span text:style-name="T2">No PRoFIT </text:span>Delivery Ratio Hi</text:p>
          </table:table-cell>
          <table:table-cell office:value-type="string" calcext:value-type="string">
            <text:p><text:span text:style-name="T2">No PRoFIT </text:span>Delivery Ratio Lo</text:p>
          </table:table-cell>
          <table:table-cell office:value-type="string" calcext:value-type="string">
            <text:p>Avg Interval</text:p>
          </table:table-cell>
          <table:table-cell office:value-type="string" calcext:value-type="string">
            <text:p><text:span text:style-name="T3">ProFIT </text:span>Avg Tx Hi</text:p>
          </table:table-cell>
          <table:table-cell office:value-type="string" calcext:value-type="string">
            <text:p><text:span text:style-name="T1">ProFIT </text:span>Avg Tx Lo</text:p>
          </table:table-cell>
          <table:table-cell office:value-type="string" calcext:value-type="string">
            <text:p><text:span text:style-name="T1">ProFIT </text:span>Delivery Ratio Hi</text:p>
          </table:table-cell>
          <table:table-cell office:value-type="string" calcext:value-type="string">
            <text:p><text:span text:style-name="T1">ProFIT </text:span>Delivery Ratio Lo</text:p>
          </table:table-cell>
        </table:table-row>
        <table:table-row table:style-name="ro1">
          <table:table-cell office:value-type="float" office:value="1353.58" calcext:value-type="float">
            <text:p>1353.58</text:p>
          </table:table-cell>
          <table:table-cell office:value-type="float" office:value="118444.13" calcext:value-type="float">
            <text:p>118444.13</text:p>
          </table:table-cell>
          <table:table-cell office:value-type="float" office:value="122055.42" calcext:value-type="float">
            <text:p>122055.4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1353.58" calcext:value-type="float">
            <text:p>1353.58</text:p>
          </table:table-cell>
          <table:table-cell office:value-type="float" office:value="119467.46" calcext:value-type="float">
            <text:p>119467.46</text:p>
          </table:table-cell>
          <table:table-cell office:value-type="string" calcext:value-type="string">
            <text:p>INF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.91" calcext:value-type="float">
            <text:p>1446.91</text:p>
          </table:table-cell>
          <table:table-cell office:value-type="float" office:value="123071.48" calcext:value-type="float">
            <text:p>123071.48</text:p>
          </table:table-cell>
          <table:table-cell office:value-type="float" office:value="123317.89" calcext:value-type="float">
            <text:p>123317.89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1446.91" calcext:value-type="float">
            <text:p>1446.91</text:p>
          </table:table-cell>
          <table:table-cell office:value-type="float" office:value="121664.86" calcext:value-type="float">
            <text:p>121664.86</text:p>
          </table:table-cell>
          <table:table-cell office:value-type="string" calcext:value-type="string">
            <text:p>INF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6.77" calcext:value-type="float">
            <text:p>2916.77</text:p>
          </table:table-cell>
          <table:table-cell office:value-type="float" office:value="123459.01" calcext:value-type="float">
            <text:p>123459.01</text:p>
          </table:table-cell>
          <table:table-cell office:value-type="float" office:value="124240.88" calcext:value-type="float">
            <text:p>124240.88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2916.77" calcext:value-type="float">
            <text:p>2916.77</text:p>
          </table:table-cell>
          <table:table-cell office:value-type="float" office:value="121666.12" calcext:value-type="float">
            <text:p>121666.12</text:p>
          </table:table-cell>
          <table:table-cell office:value-type="string" calcext:value-type="string">
            <text:p>INF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7.1" calcext:value-type="float">
            <text:p>3627.1</text:p>
          </table:table-cell>
          <table:table-cell office:value-type="float" office:value="123270.97" calcext:value-type="float">
            <text:p>123270.97</text:p>
          </table:table-cell>
          <table:table-cell office:value-type="float" office:value="123572.77" calcext:value-type="float">
            <text:p>123572.77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3627.1" calcext:value-type="float">
            <text:p>3627.1</text:p>
          </table:table-cell>
          <table:table-cell office:value-type="float" office:value="120274.17" calcext:value-type="float">
            <text:p>120274.17</text:p>
          </table:table-cell>
          <table:table-cell office:value-type="string" calcext:value-type="string">
            <text:p>INF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4.19" calcext:value-type="float">
            <text:p>4964.19</text:p>
          </table:table-cell>
          <table:table-cell office:value-type="float" office:value="123331.21" calcext:value-type="float">
            <text:p>123331.21</text:p>
          </table:table-cell>
          <table:table-cell office:value-type="float" office:value="123795.69" calcext:value-type="float">
            <text:p>123795.69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4964.19" calcext:value-type="float">
            <text:p>4964.19</text:p>
          </table:table-cell>
          <table:table-cell office:value-type="float" office:value="119663.37" calcext:value-type="float">
            <text:p>119663.37</text:p>
          </table:table-cell>
          <table:table-cell office:value-type="string" calcext:value-type="string">
            <text:p>INF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1.27" calcext:value-type="float">
            <text:p>5891.27</text:p>
          </table:table-cell>
          <table:table-cell office:value-type="float" office:value="123051.55" calcext:value-type="float">
            <text:p>123051.55</text:p>
          </table:table-cell>
          <table:table-cell office:value-type="float" office:value="123599.39" calcext:value-type="float">
            <text:p>123599.39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5891.27" calcext:value-type="float">
            <text:p>5891.27</text:p>
          </table:table-cell>
          <table:table-cell office:value-type="float" office:value="118062.98" calcext:value-type="float">
            <text:p>118062.98</text:p>
          </table:table-cell>
          <table:table-cell office:value-type="string" calcext:value-type="string">
            <text:p>INF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0.16" calcext:value-type="float">
            <text:p>7020.16</text:p>
          </table:table-cell>
          <table:table-cell office:value-type="float" office:value="122923.63" calcext:value-type="float">
            <text:p>122923.63</text:p>
          </table:table-cell>
          <table:table-cell office:value-type="float" office:value="123279.63" calcext:value-type="float">
            <text:p>123279.63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office:value-type="float" office:value="7020.16" calcext:value-type="float">
            <text:p>7020.16</text:p>
          </table:table-cell>
          <table:table-cell office:value-type="float" office:value="115678.27" calcext:value-type="float">
            <text:p>115678.27</text:p>
          </table:table-cell>
          <table:table-cell office:value-type="string" calcext:value-type="string">
            <text:p>INF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6.7" calcext:value-type="float">
            <text:p>8486.7</text:p>
          </table:table-cell>
          <table:table-cell office:value-type="float" office:value="121618.41" calcext:value-type="float">
            <text:p>121618.41</text:p>
          </table:table-cell>
          <table:table-cell office:value-type="float" office:value="123422.03" calcext:value-type="float">
            <text:p>123422.03</text:p>
          </table:table-cell>
          <table:table-cell office:value-type="float" office:value="0.66" calcext:value-type="float">
            <text:p>0.66</text:p>
          </table:table-cell>
          <table:table-cell office:value-type="float" office:value="0.36" calcext:value-type="float">
            <text:p>0.36</text:p>
          </table:table-cell>
          <table:table-cell office:value-type="float" office:value="8486.7" calcext:value-type="float">
            <text:p>8486.7</text:p>
          </table:table-cell>
          <table:table-cell office:value-type="float" office:value="9391.75" calcext:value-type="float">
            <text:p>9391.75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131.39" calcext:value-type="float">
            <text:p>9131.39</text:p>
          </table:table-cell>
          <table:table-cell office:value-type="float" office:value="121848.02" calcext:value-type="float">
            <text:p>121848.02</text:p>
          </table:table-cell>
          <table:table-cell office:value-type="float" office:value="121939.89" calcext:value-type="float">
            <text:p>121939.89</text:p>
          </table:table-cell>
          <table:table-cell office:value-type="float" office:value="0.59" calcext:value-type="float">
            <text:p>0.59</text:p>
          </table:table-cell>
          <table:table-cell office:value-type="float" office:value="0.55" calcext:value-type="float">
            <text:p>0.55</text:p>
          </table:table-cell>
          <table:table-cell office:value-type="float" office:value="9131.39" calcext:value-type="float">
            <text:p>9131.39</text:p>
          </table:table-cell>
          <table:table-cell office:value-type="float" office:value="8300.39" calcext:value-type="float">
            <text:p>8300.39</text:p>
          </table:table-cell>
          <table:table-cell office:value-type="float" office:value="930079.38" calcext:value-type="float">
            <text:p>930079.38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9672.93" calcext:value-type="float">
            <text:p>9672.93</text:p>
          </table:table-cell>
          <table:table-cell office:value-type="float" office:value="121264.02" calcext:value-type="float">
            <text:p>121264.02</text:p>
          </table:table-cell>
          <table:table-cell office:value-type="float" office:value="121405.05" calcext:value-type="float">
            <text:p>121405.05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office:value-type="float" office:value="9672.93" calcext:value-type="float">
            <text:p>9672.93</text:p>
          </table:table-cell>
          <table:table-cell office:value-type="float" office:value="8291.01" calcext:value-type="float">
            <text:p>8291.01</text:p>
          </table:table-cell>
          <table:table-cell office:value-type="float" office:value="526809.88" calcext:value-type="float">
            <text:p>526809.88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0989.84" calcext:value-type="float">
            <text:p>10989.84</text:p>
          </table:table-cell>
          <table:table-cell office:value-type="float" office:value="120942.59" calcext:value-type="float">
            <text:p>120942.59</text:p>
          </table:table-cell>
          <table:table-cell office:value-type="float" office:value="121192.67" calcext:value-type="float">
            <text:p>121192.67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  <table:table-cell office:value-type="float" office:value="10989.84" calcext:value-type="float">
            <text:p>10989.84</text:p>
          </table:table-cell>
          <table:table-cell office:value-type="float" office:value="8171.4" calcext:value-type="float">
            <text:p>8171.4</text:p>
          </table:table-cell>
          <table:table-cell office:value-type="float" office:value="404575.78" calcext:value-type="float">
            <text:p>404575.78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1581.41" calcext:value-type="float">
            <text:p>11581.41</text:p>
          </table:table-cell>
          <table:table-cell office:value-type="float" office:value="119675.68" calcext:value-type="float">
            <text:p>119675.68</text:p>
          </table:table-cell>
          <table:table-cell office:value-type="float" office:value="119766.16" calcext:value-type="float">
            <text:p>119766.16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11581.41" calcext:value-type="float">
            <text:p>11581.41</text:p>
          </table:table-cell>
          <table:table-cell office:value-type="float" office:value="8284.47" calcext:value-type="float">
            <text:p>8284.47</text:p>
          </table:table-cell>
          <table:table-cell office:value-type="float" office:value="329512.06" calcext:value-type="float">
            <text:p>329512.06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2500.11" calcext:value-type="float">
            <text:p>12500.11</text:p>
          </table:table-cell>
          <table:table-cell office:value-type="float" office:value="119174.71" calcext:value-type="float">
            <text:p>119174.71</text:p>
          </table:table-cell>
          <table:table-cell office:value-type="float" office:value="119418.02" calcext:value-type="float">
            <text:p>119418.02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12500.11" calcext:value-type="float">
            <text:p>12500.11</text:p>
          </table:table-cell>
          <table:table-cell office:value-type="float" office:value="8125.01" calcext:value-type="float">
            <text:p>8125.01</text:p>
          </table:table-cell>
          <table:table-cell office:value-type="float" office:value="289643.16" calcext:value-type="float">
            <text:p>289643.16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4448.65" calcext:value-type="float">
            <text:p>14448.65</text:p>
          </table:table-cell>
          <table:table-cell office:value-type="float" office:value="117370.34" calcext:value-type="float">
            <text:p>117370.34</text:p>
          </table:table-cell>
          <table:table-cell office:value-type="float" office:value="117736.75" calcext:value-type="float">
            <text:p>117736.75</text:p>
          </table:table-cell>
          <table:table-cell office:value-type="float" office:value="0.86" calcext:value-type="float">
            <text:p>0.86</text:p>
          </table:table-cell>
          <table:table-cell office:value-type="float" office:value="0.91" calcext:value-type="float">
            <text:p>0.91</text:p>
          </table:table-cell>
          <table:table-cell office:value-type="float" office:value="14448.65" calcext:value-type="float">
            <text:p>14448.65</text:p>
          </table:table-cell>
          <table:table-cell office:value-type="float" office:value="8077.18" calcext:value-type="float">
            <text:p>8077.18</text:p>
          </table:table-cell>
          <table:table-cell office:value-type="float" office:value="258613.48" calcext:value-type="float">
            <text:p>258613.48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5519.57" calcext:value-type="float">
            <text:p>15519.57</text:p>
          </table:table-cell>
          <table:table-cell office:value-type="float" office:value="113999.15" calcext:value-type="float">
            <text:p>113999.15</text:p>
          </table:table-cell>
          <table:table-cell office:value-type="float" office:value="114187.14" calcext:value-type="float">
            <text:p>114187.14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15519.57" calcext:value-type="float">
            <text:p>15519.57</text:p>
          </table:table-cell>
          <table:table-cell office:value-type="float" office:value="8331.03" calcext:value-type="float">
            <text:p>8331.03</text:p>
          </table:table-cell>
          <table:table-cell office:value-type="float" office:value="231967.48" calcext:value-type="float">
            <text:p>231967.48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5767.48" calcext:value-type="float">
            <text:p>15767.48</text:p>
          </table:table-cell>
          <table:table-cell office:value-type="float" office:value="23987.45" calcext:value-type="float">
            <text:p>23987.45</text:p>
          </table:table-cell>
          <table:table-cell office:value-type="float" office:value="23988.26" calcext:value-type="float">
            <text:p>23988.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767.48" calcext:value-type="float">
            <text:p>15767.48</text:p>
          </table:table-cell>
          <table:table-cell office:value-type="float" office:value="9648.55" calcext:value-type="float">
            <text:p>9648.55</text:p>
          </table:table-cell>
          <table:table-cell office:value-type="float" office:value="38327.16" calcext:value-type="float">
            <text:p>38327.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53.66" calcext:value-type="float">
            <text:p>16753.66</text:p>
          </table:table-cell>
          <table:table-cell office:value-type="float" office:value="8198.8" calcext:value-type="float">
            <text:p>8198.8</text:p>
          </table:table-cell>
          <table:table-cell office:value-type="float" office:value="8205.58" calcext:value-type="float">
            <text:p>8205.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753.66" calcext:value-type="float">
            <text:p>16753.66</text:p>
          </table:table-cell>
          <table:table-cell office:value-type="float" office:value="8198.8" calcext:value-type="float">
            <text:p>8198.8</text:p>
          </table:table-cell>
          <table:table-cell office:value-type="float" office:value="8205.58" calcext:value-type="float">
            <text:p>8205.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64.49" calcext:value-type="float">
            <text:p>18064.49</text:p>
          </table:table-cell>
          <table:table-cell office:value-type="float" office:value="8277.06" calcext:value-type="float">
            <text:p>8277.06</text:p>
          </table:table-cell>
          <table:table-cell office:value-type="float" office:value="8324.43" calcext:value-type="float">
            <text:p>8324.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64.49" calcext:value-type="float">
            <text:p>18064.49</text:p>
          </table:table-cell>
          <table:table-cell office:value-type="float" office:value="8277.06" calcext:value-type="float">
            <text:p>8277.06</text:p>
          </table:table-cell>
          <table:table-cell office:value-type="float" office:value="8324.43" calcext:value-type="float">
            <text:p>8324.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44.49" calcext:value-type="float">
            <text:p>18744.49</text:p>
          </table:table-cell>
          <table:table-cell office:value-type="float" office:value="8088.99" calcext:value-type="float">
            <text:p>8088.99</text:p>
          </table:table-cell>
          <table:table-cell office:value-type="float" office:value="8223.84" calcext:value-type="float">
            <text:p>8223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44.49" calcext:value-type="float">
            <text:p>18744.49</text:p>
          </table:table-cell>
          <table:table-cell office:value-type="float" office:value="8088.99" calcext:value-type="float">
            <text:p>8088.99</text:p>
          </table:table-cell>
          <table:table-cell office:value-type="float" office:value="8223.84" calcext:value-type="float">
            <text:p>8223.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13.75" calcext:value-type="float">
            <text:p>19913.75</text:p>
          </table:table-cell>
          <table:table-cell office:value-type="float" office:value="8000.03" calcext:value-type="float">
            <text:p>8000.03</text:p>
          </table:table-cell>
          <table:table-cell office:value-type="float" office:value="8322.02" calcext:value-type="float">
            <text:p>8322.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13.75" calcext:value-type="float">
            <text:p>19913.75</text:p>
          </table:table-cell>
          <table:table-cell office:value-type="float" office:value="8000.03" calcext:value-type="float">
            <text:p>8000.03</text:p>
          </table:table-cell>
          <table:table-cell office:value-type="float" office:value="8322.02" calcext:value-type="float">
            <text:p>8322.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59.7" calcext:value-type="float">
            <text:p>21359.7</text:p>
          </table:table-cell>
          <table:table-cell office:value-type="float" office:value="8369" calcext:value-type="float">
            <text:p>8369</text:p>
          </table:table-cell>
          <table:table-cell office:value-type="float" office:value="8557.03" calcext:value-type="float">
            <text:p>8557.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359.7" calcext:value-type="float">
            <text:p>21359.7</text:p>
          </table:table-cell>
          <table:table-cell office:value-type="float" office:value="8369" calcext:value-type="float">
            <text:p>8369</text:p>
          </table:table-cell>
          <table:table-cell office:value-type="float" office:value="8557.03" calcext:value-type="float">
            <text:p>8557.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79.46" calcext:value-type="float">
            <text:p>21679.46</text:p>
          </table:table-cell>
          <table:table-cell office:value-type="float" office:value="8239.66" calcext:value-type="float">
            <text:p>8239.66</text:p>
          </table:table-cell>
          <table:table-cell office:value-type="float" office:value="8157.95" calcext:value-type="float">
            <text:p>8157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679.46" calcext:value-type="float">
            <text:p>21679.46</text:p>
          </table:table-cell>
          <table:table-cell office:value-type="float" office:value="8239.66" calcext:value-type="float">
            <text:p>8239.66</text:p>
          </table:table-cell>
          <table:table-cell office:value-type="float" office:value="8157.95" calcext:value-type="float">
            <text:p>8157.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18.71" calcext:value-type="float">
            <text:p>23418.71</text:p>
          </table:table-cell>
          <table:table-cell office:value-type="float" office:value="8085" calcext:value-type="float">
            <text:p>8085</text:p>
          </table:table-cell>
          <table:table-cell office:value-type="float" office:value="8362.69" calcext:value-type="float">
            <text:p>8362.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418.71" calcext:value-type="float">
            <text:p>23418.71</text:p>
          </table:table-cell>
          <table:table-cell office:value-type="float" office:value="8085" calcext:value-type="float">
            <text:p>8085</text:p>
          </table:table-cell>
          <table:table-cell office:value-type="float" office:value="8362.69" calcext:value-type="float">
            <text:p>8362.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98.84" calcext:value-type="float">
            <text:p>24098.84</text:p>
          </table:table-cell>
          <table:table-cell office:value-type="float" office:value="9482.11" calcext:value-type="float">
            <text:p>9482.11</text:p>
          </table:table-cell>
          <table:table-cell office:value-type="float" office:value="7462.79" calcext:value-type="float">
            <text:p>7462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98.84" calcext:value-type="float">
            <text:p>24098.84</text:p>
          </table:table-cell>
          <table:table-cell office:value-type="float" office:value="9482.11" calcext:value-type="float">
            <text:p>9482.11</text:p>
          </table:table-cell>
          <table:table-cell office:value-type="float" office:value="7462.79" calcext:value-type="float">
            <text:p>7462.79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14:08:13.472391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5T20:15:53.510553780</dc:date>
    <meta:editing-duration>PT29M1S</meta:editing-duration>
    <meta:editing-cycles>5</meta:editing-cycles>
    <meta:generator>LibreOffice/6.0.7.3$Linux_X86_64 LibreOffice_project/00m0$Build-3</meta:generator>
    <meta:document-statistic meta:table-count="2" meta:cell-count="80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3.07cm" svg:y="3.955cm" style:legend-expansion="high" chart:style-name="ch2"/>
        <chart:plot-area chart:style-name="ch3" table:cell-range-address="'no-profit'.H2:'no-profit'.I26" chart:data-source-has-labels="row" svg:x="0.32cm" svg:y="0.18cm" svg:width="12.43cm" svg:height="8.646cm">
          <chartooo:coordinate-region svg:x="1.497cm" svg:y="0.379cm" svg:width="10.88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-profit'.H3:'no-profit'.H26" chart:label-cell-address="'no-profit'.H2:'no-profit'.H2" chart:class="chart:line">
            <chart:data-point chart:repeated="24"/>
          </chart:series>
          <chart:series chart:style-name="ch7" chart:values-cell-range-address="'no-profit'.I3:'no-profit'.I26" chart:label-cell-address="'no-profit'.I2:'no-profit'.I2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Tx Hi</text:p>
                <draw:g>
                  <svg:desc>'no-profit'.H2:'no-profit'.H2</svg:desc>
                </draw:g>
              </table:table-cell>
              <table:table-cell office:value-type="string">
                <text:p>Avg Tx Lo</text:p>
                <draw:g>
                  <svg:desc>'no-profit'.I2:'no-profi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444.13">
                <text:p>118444.13</text:p>
                <draw:g>
                  <svg:desc>'no-profit'.H3:'no-profit'.H26</svg:desc>
                </draw:g>
              </table:table-cell>
              <table:table-cell office:value-type="float" office:value="122055.42">
                <text:p>122055.42</text:p>
                <draw:g>
                  <svg:desc>'no-profit'.I3:'no-profit'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071.48">
                <text:p>123071.48</text:p>
              </table:table-cell>
              <table:table-cell office:value-type="float" office:value="123317.89">
                <text:p>123317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459.01">
                <text:p>123459.01</text:p>
              </table:table-cell>
              <table:table-cell office:value-type="float" office:value="124240.88">
                <text:p>124240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270.97">
                <text:p>123270.97</text:p>
              </table:table-cell>
              <table:table-cell office:value-type="float" office:value="123572.77">
                <text:p>123572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331.21">
                <text:p>123331.21</text:p>
              </table:table-cell>
              <table:table-cell office:value-type="float" office:value="123795.69">
                <text:p>123795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051.55">
                <text:p>123051.55</text:p>
              </table:table-cell>
              <table:table-cell office:value-type="float" office:value="123599.39">
                <text:p>123599.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923.63">
                <text:p>122923.63</text:p>
              </table:table-cell>
              <table:table-cell office:value-type="float" office:value="123279.63">
                <text:p>123279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618.41">
                <text:p>121618.41</text:p>
              </table:table-cell>
              <table:table-cell office:value-type="float" office:value="123422.03">
                <text:p>123422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848.02">
                <text:p>121848.02</text:p>
              </table:table-cell>
              <table:table-cell office:value-type="float" office:value="121939.89">
                <text:p>121939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264.02">
                <text:p>121264.02</text:p>
              </table:table-cell>
              <table:table-cell office:value-type="float" office:value="121405.05">
                <text:p>121405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942.59">
                <text:p>120942.59</text:p>
              </table:table-cell>
              <table:table-cell office:value-type="float" office:value="121192.67">
                <text:p>121192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675.68">
                <text:p>119675.68</text:p>
              </table:table-cell>
              <table:table-cell office:value-type="float" office:value="119766.16">
                <text:p>119766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174.71">
                <text:p>119174.71</text:p>
              </table:table-cell>
              <table:table-cell office:value-type="float" office:value="119418.02">
                <text:p>119418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370.34">
                <text:p>117370.34</text:p>
              </table:table-cell>
              <table:table-cell office:value-type="float" office:value="117736.75">
                <text:p>117736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3999.15">
                <text:p>113999.15</text:p>
              </table:table-cell>
              <table:table-cell office:value-type="float" office:value="114187.14">
                <text:p>114187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87.45">
                <text:p>23987.45</text:p>
              </table:table-cell>
              <table:table-cell office:value-type="float" office:value="23988.26">
                <text:p>23988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98.8">
                <text:p>8198.8</text:p>
              </table:table-cell>
              <table:table-cell office:value-type="float" office:value="8205.58">
                <text:p>8205.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77.06">
                <text:p>8277.06</text:p>
              </table:table-cell>
              <table:table-cell office:value-type="float" office:value="8324.43">
                <text:p>8324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88.99">
                <text:p>8088.99</text:p>
              </table:table-cell>
              <table:table-cell office:value-type="float" office:value="8223.84">
                <text:p>8223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.03">
                <text:p>8000.03</text:p>
              </table:table-cell>
              <table:table-cell office:value-type="float" office:value="8322.02">
                <text:p>8322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69">
                <text:p>8369</text:p>
              </table:table-cell>
              <table:table-cell office:value-type="float" office:value="8557.03">
                <text:p>8557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39.66">
                <text:p>8239.66</text:p>
              </table:table-cell>
              <table:table-cell office:value-type="float" office:value="8157.95">
                <text:p>8157.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85">
                <text:p>8085</text:p>
              </table:table-cell>
              <table:table-cell office:value-type="float" office:value="8362.69">
                <text:p>8362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82.11">
                <text:p>9482.11</text:p>
              </table:table-cell>
              <table:table-cell office:value-type="float" office:value="7462.79">
                <text:p>7462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3.07cm" svg:y="3.955cm" style:legend-expansion="high" chart:style-name="ch2"/>
        <chart:plot-area chart:style-name="ch3" table:cell-range-address="'no-profit'.S2:'no-profit'.T26" chart:data-source-has-labels="row" svg:x="0.32cm" svg:y="0.18cm" svg:width="12.43cm" svg:height="8.646cm">
          <chartooo:coordinate-region svg:x="1.682cm" svg:y="0.379cm" svg:width="10.69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-profit'.S3:'no-profit'.S26" chart:label-cell-address="'no-profit'.S2:'no-profit'.S2" chart:class="chart:line">
            <chart:data-point chart:repeated="24"/>
          </chart:series>
          <chart:series chart:style-name="ch7" chart:values-cell-range-address="'no-profit'.T3:'no-profit'.T26" chart:label-cell-address="'no-profit'.T2:'no-profit'.T2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Tx Hi</text:p>
                <draw:g>
                  <svg:desc>'no-profit'.S2:'no-profit'.S2</svg:desc>
                </draw:g>
              </table:table-cell>
              <table:table-cell office:value-type="string">
                <text:p>Avg Tx Lo</text:p>
                <draw:g>
                  <svg:desc>'no-profit'.T2:'no-profit'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467.46">
                <text:p>119467.46</text:p>
                <draw:g>
                  <svg:desc>'no-profit'.S3:'no-profit'.S26</svg:desc>
                </draw:g>
              </table:table-cell>
              <table:table-cell office:value-type="float" office:value="NaN">
                <text:p>NaN</text:p>
                <draw:g>
                  <svg:desc>'no-profit'.T3:'no-profit'.T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664.86">
                <text:p>121664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666.12">
                <text:p>121666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274.17">
                <text:p>120274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663.37">
                <text:p>11966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062.98">
                <text:p>118062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5678.27">
                <text:p>115678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91.75">
                <text:p>939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00.39">
                <text:p>8300.39</text:p>
              </table:table-cell>
              <table:table-cell office:value-type="float" office:value="930079.38">
                <text:p>930079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91.01">
                <text:p>8291.01</text:p>
              </table:table-cell>
              <table:table-cell office:value-type="float" office:value="526809.88">
                <text:p>526809.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71.4">
                <text:p>8171.4</text:p>
              </table:table-cell>
              <table:table-cell office:value-type="float" office:value="404575.78">
                <text:p>404575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84.47">
                <text:p>8284.47</text:p>
              </table:table-cell>
              <table:table-cell office:value-type="float" office:value="329512.06">
                <text:p>329512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25.01">
                <text:p>8125.01</text:p>
              </table:table-cell>
              <table:table-cell office:value-type="float" office:value="289643.16">
                <text:p>289643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77.18">
                <text:p>8077.18</text:p>
              </table:table-cell>
              <table:table-cell office:value-type="float" office:value="258613.48">
                <text:p>258613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31.03">
                <text:p>8331.03</text:p>
              </table:table-cell>
              <table:table-cell office:value-type="float" office:value="231967.48">
                <text:p>231967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48.55">
                <text:p>9648.55</text:p>
              </table:table-cell>
              <table:table-cell office:value-type="float" office:value="38327.16">
                <text:p>38327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98.8">
                <text:p>8198.8</text:p>
              </table:table-cell>
              <table:table-cell office:value-type="float" office:value="8205.58">
                <text:p>8205.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77.06">
                <text:p>8277.06</text:p>
              </table:table-cell>
              <table:table-cell office:value-type="float" office:value="8324.43">
                <text:p>8324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88.99">
                <text:p>8088.99</text:p>
              </table:table-cell>
              <table:table-cell office:value-type="float" office:value="8223.84">
                <text:p>8223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.03">
                <text:p>8000.03</text:p>
              </table:table-cell>
              <table:table-cell office:value-type="float" office:value="8322.02">
                <text:p>8322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69">
                <text:p>8369</text:p>
              </table:table-cell>
              <table:table-cell office:value-type="float" office:value="8557.03">
                <text:p>8557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39.66">
                <text:p>8239.66</text:p>
              </table:table-cell>
              <table:table-cell office:value-type="float" office:value="8157.95">
                <text:p>8157.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85">
                <text:p>8085</text:p>
              </table:table-cell>
              <table:table-cell office:value-type="float" office:value="8362.69">
                <text:p>8362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82.11">
                <text:p>9482.11</text:p>
              </table:table-cell>
              <table:table-cell office:value-type="float" office:value="7462.79">
                <text:p>7462.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37cm" svg:y="3.952cm" style:legend-expansion="high" chart:style-name="ch2"/>
        <chart:plot-area chart:style-name="ch3" table:cell-range-address="'no-profit'.J2:'no-profit'.K26" chart:data-source-has-labels="row" svg:x="0.32cm" svg:y="0.18cm" svg:width="11.397cm" svg:height="8.64cm">
          <chartooo:coordinate-region svg:x="1.047cm" svg:y="0.38cm" svg:width="10.48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-profit'.J3:'no-profit'.J26" chart:label-cell-address="'no-profit'.J2:'no-profit'.J2" chart:class="chart:line">
            <chart:data-point chart:repeated="24"/>
          </chart:series>
          <chart:series chart:style-name="ch7" chart:values-cell-range-address="'no-profit'.K3:'no-profit'.K26" chart:label-cell-address="'no-profit'.K2:'no-profit'.K2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ivery Ratio Hi</text:p>
                <draw:g>
                  <svg:desc>'no-profit'.J2:'no-profit'.J2</svg:desc>
                </draw:g>
              </table:table-cell>
              <table:table-cell office:value-type="string">
                <text:p>Delivery Ratio Lo</text:p>
                <draw:g>
                  <svg:desc>'no-profit'.K2:'no-profit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'no-profit'.J3:'no-profit'.J26</svg:desc>
                </draw:g>
              </table:table-cell>
              <table:table-cell office:value-type="float" office:value="0.08">
                <text:p>0.08</text:p>
                <draw:g>
                  <svg:desc>'no-profit'.K3:'no-profit'.K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">
                <text:p>0.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">
                <text:p>0.3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">
                <text:p>0.4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">
                <text:p>0.6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">
                <text:p>0.5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">
                <text:p>0.64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">
                <text:p>0.6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">
                <text:p>0.7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1">
                <text:p>0.8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">
                <text:p>0.8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">
                <text:p>0.9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37cm" svg:y="3.952cm" style:legend-expansion="high" chart:style-name="ch2"/>
        <chart:plot-area chart:style-name="ch3" table:cell-range-address="'no-profit'.U2:'no-profit'.V26" chart:data-source-has-labels="row" svg:x="0.32cm" svg:y="0.18cm" svg:width="11.397cm" svg:height="8.64cm">
          <chartooo:coordinate-region svg:x="1.047cm" svg:y="0.38cm" svg:width="10.48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-profit'.U3:'no-profit'.U26" chart:label-cell-address="'no-profit'.U2:'no-profit'.U2" chart:class="chart:line">
            <chart:data-point chart:repeated="24"/>
          </chart:series>
          <chart:series chart:style-name="ch7" chart:values-cell-range-address="'no-profit'.V3:'no-profit'.V26" chart:label-cell-address="'no-profit'.V2:'no-profit'.V2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ivery Ratio Hi</text:p>
                <draw:g>
                  <svg:desc>'no-profit'.U2:'no-profit'.U2</svg:desc>
                </draw:g>
              </table:table-cell>
              <table:table-cell office:value-type="string">
                <text:p>Delivery Ratio Lo</text:p>
                <draw:g>
                  <svg:desc>'no-profit'.V2:'no-profit'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">
                <text:p>0.14</text:p>
                <draw:g>
                  <svg:desc>'no-profit'.U3:'no-profit'.U26</svg:desc>
                </draw:g>
              </table:table-cell>
              <table:table-cell office:value-type="float" office:value="0">
                <text:p>0</text:p>
                <draw:g>
                  <svg:desc>'no-profit'.V3:'no-profit'.V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">
                <text:p>0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1.188cm" svg:y="3.456cm" style:legend-expansion="high" chart:style-name="ch2"/>
        <chart:plot-area chart:style-name="ch3" table:cell-range-address="Sheet2.B2:Sheet2.C26 Sheet2.G2:Sheet2.H26" chart:data-source-has-labels="row" svg:x="0.319cm" svg:y="0.18cm" svg:width="10.55cm" svg:height="8.645cm">
          <chartooo:coordinate-region svg:x="1.681cm" svg:y="0.379cm" svg:width="8.81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26" chart:label-cell-address="Sheet2.B2:Sheet2.B2" chart:class="chart:line">
            <chart:data-point chart:repeated="24"/>
          </chart:series>
          <chart:series chart:style-name="ch7" chart:values-cell-range-address="Sheet2.C3:Sheet2.C26" chart:label-cell-address="Sheet2.C2:Sheet2.C2" chart:class="chart:line">
            <chart:data-point chart:repeated="24"/>
          </chart:series>
          <chart:series chart:style-name="ch8" chart:values-cell-range-address="Sheet2.G3:Sheet2.G26" chart:label-cell-address="Sheet2.G2:Sheet2.G2" chart:class="chart:line">
            <chart:data-point chart:repeated="24"/>
          </chart:series>
          <chart:series chart:style-name="ch9" chart:values-cell-range-address="Sheet2.H3:Sheet2.H26" chart:label-cell-address="Sheet2.H2:Sheet2.H2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PRoFIT  Avg Tx Hi</text:p>
                <draw:g>
                  <svg:desc>Sheet2.B2:Sheet2.B2</svg:desc>
                </draw:g>
              </table:table-cell>
              <table:table-cell office:value-type="string">
                <text:p>No PRoFIT Avg Tx Lo</text:p>
                <draw:g>
                  <svg:desc>Sheet2.C2:Sheet2.C2</svg:desc>
                </draw:g>
              </table:table-cell>
              <table:table-cell office:value-type="string">
                <text:p>ProFIT Avg Tx Hi</text:p>
                <draw:g>
                  <svg:desc>Sheet2.G2:Sheet2.G2</svg:desc>
                </draw:g>
              </table:table-cell>
              <table:table-cell office:value-type="string">
                <text:p>ProFIT Avg Tx Lo</text:p>
                <draw:g>
                  <svg:desc>Sheet2.H2:Sheet2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444.13">
                <text:p>118444.13</text:p>
                <draw:g>
                  <svg:desc>Sheet2.B3:Sheet2.B26</svg:desc>
                </draw:g>
              </table:table-cell>
              <table:table-cell office:value-type="float" office:value="122055.42">
                <text:p>122055.42</text:p>
                <draw:g>
                  <svg:desc>Sheet2.C3:Sheet2.C26</svg:desc>
                </draw:g>
              </table:table-cell>
              <table:table-cell office:value-type="float" office:value="119467.46">
                <text:p>119467.46</text:p>
                <draw:g>
                  <svg:desc>Sheet2.G3:Sheet2.G26</svg:desc>
                </draw:g>
              </table:table-cell>
              <table:table-cell office:value-type="float" office:value="NaN">
                <text:p>NaN</text:p>
                <draw:g>
                  <svg:desc>Sheet2.H3:Sheet2.H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071.48">
                <text:p>123071.48</text:p>
              </table:table-cell>
              <table:table-cell office:value-type="float" office:value="123317.89">
                <text:p>123317.89</text:p>
              </table:table-cell>
              <table:table-cell office:value-type="float" office:value="121664.86">
                <text:p>121664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459.01">
                <text:p>123459.01</text:p>
              </table:table-cell>
              <table:table-cell office:value-type="float" office:value="124240.88">
                <text:p>124240.88</text:p>
              </table:table-cell>
              <table:table-cell office:value-type="float" office:value="121666.12">
                <text:p>121666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270.97">
                <text:p>123270.97</text:p>
              </table:table-cell>
              <table:table-cell office:value-type="float" office:value="123572.77">
                <text:p>123572.77</text:p>
              </table:table-cell>
              <table:table-cell office:value-type="float" office:value="120274.17">
                <text:p>120274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331.21">
                <text:p>123331.21</text:p>
              </table:table-cell>
              <table:table-cell office:value-type="float" office:value="123795.69">
                <text:p>123795.69</text:p>
              </table:table-cell>
              <table:table-cell office:value-type="float" office:value="119663.37">
                <text:p>11966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051.55">
                <text:p>123051.55</text:p>
              </table:table-cell>
              <table:table-cell office:value-type="float" office:value="123599.39">
                <text:p>123599.39</text:p>
              </table:table-cell>
              <table:table-cell office:value-type="float" office:value="118062.98">
                <text:p>118062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923.63">
                <text:p>122923.63</text:p>
              </table:table-cell>
              <table:table-cell office:value-type="float" office:value="123279.63">
                <text:p>123279.63</text:p>
              </table:table-cell>
              <table:table-cell office:value-type="float" office:value="115678.27">
                <text:p>115678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618.41">
                <text:p>121618.41</text:p>
              </table:table-cell>
              <table:table-cell office:value-type="float" office:value="123422.03">
                <text:p>123422.03</text:p>
              </table:table-cell>
              <table:table-cell office:value-type="float" office:value="9391.75">
                <text:p>939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848.02">
                <text:p>121848.02</text:p>
              </table:table-cell>
              <table:table-cell office:value-type="float" office:value="121939.89">
                <text:p>121939.89</text:p>
              </table:table-cell>
              <table:table-cell office:value-type="float" office:value="8300.39">
                <text:p>8300.39</text:p>
              </table:table-cell>
              <table:table-cell office:value-type="float" office:value="930079.38">
                <text:p>930079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264.02">
                <text:p>121264.02</text:p>
              </table:table-cell>
              <table:table-cell office:value-type="float" office:value="121405.05">
                <text:p>121405.05</text:p>
              </table:table-cell>
              <table:table-cell office:value-type="float" office:value="8291.01">
                <text:p>8291.01</text:p>
              </table:table-cell>
              <table:table-cell office:value-type="float" office:value="526809.88">
                <text:p>526809.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942.59">
                <text:p>120942.59</text:p>
              </table:table-cell>
              <table:table-cell office:value-type="float" office:value="121192.67">
                <text:p>121192.67</text:p>
              </table:table-cell>
              <table:table-cell office:value-type="float" office:value="8171.4">
                <text:p>8171.4</text:p>
              </table:table-cell>
              <table:table-cell office:value-type="float" office:value="404575.78">
                <text:p>404575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675.68">
                <text:p>119675.68</text:p>
              </table:table-cell>
              <table:table-cell office:value-type="float" office:value="119766.16">
                <text:p>119766.16</text:p>
              </table:table-cell>
              <table:table-cell office:value-type="float" office:value="8284.47">
                <text:p>8284.47</text:p>
              </table:table-cell>
              <table:table-cell office:value-type="float" office:value="329512.06">
                <text:p>329512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174.71">
                <text:p>119174.71</text:p>
              </table:table-cell>
              <table:table-cell office:value-type="float" office:value="119418.02">
                <text:p>119418.02</text:p>
              </table:table-cell>
              <table:table-cell office:value-type="float" office:value="8125.01">
                <text:p>8125.01</text:p>
              </table:table-cell>
              <table:table-cell office:value-type="float" office:value="289643.16">
                <text:p>289643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370.34">
                <text:p>117370.34</text:p>
              </table:table-cell>
              <table:table-cell office:value-type="float" office:value="117736.75">
                <text:p>117736.75</text:p>
              </table:table-cell>
              <table:table-cell office:value-type="float" office:value="8077.18">
                <text:p>8077.18</text:p>
              </table:table-cell>
              <table:table-cell office:value-type="float" office:value="258613.48">
                <text:p>258613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3999.15">
                <text:p>113999.15</text:p>
              </table:table-cell>
              <table:table-cell office:value-type="float" office:value="114187.14">
                <text:p>114187.14</text:p>
              </table:table-cell>
              <table:table-cell office:value-type="float" office:value="8331.03">
                <text:p>8331.03</text:p>
              </table:table-cell>
              <table:table-cell office:value-type="float" office:value="231967.48">
                <text:p>231967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87.45">
                <text:p>23987.45</text:p>
              </table:table-cell>
              <table:table-cell office:value-type="float" office:value="23988.26">
                <text:p>23988.26</text:p>
              </table:table-cell>
              <table:table-cell office:value-type="float" office:value="9648.55">
                <text:p>9648.55</text:p>
              </table:table-cell>
              <table:table-cell office:value-type="float" office:value="38327.16">
                <text:p>38327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98.8">
                <text:p>8198.8</text:p>
              </table:table-cell>
              <table:table-cell office:value-type="float" office:value="8205.58">
                <text:p>8205.58</text:p>
              </table:table-cell>
              <table:table-cell office:value-type="float" office:value="8198.8">
                <text:p>8198.8</text:p>
              </table:table-cell>
              <table:table-cell office:value-type="float" office:value="8205.58">
                <text:p>8205.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77.06">
                <text:p>8277.06</text:p>
              </table:table-cell>
              <table:table-cell office:value-type="float" office:value="8324.43">
                <text:p>8324.43</text:p>
              </table:table-cell>
              <table:table-cell office:value-type="float" office:value="8277.06">
                <text:p>8277.06</text:p>
              </table:table-cell>
              <table:table-cell office:value-type="float" office:value="8324.43">
                <text:p>8324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88.99">
                <text:p>8088.99</text:p>
              </table:table-cell>
              <table:table-cell office:value-type="float" office:value="8223.84">
                <text:p>8223.84</text:p>
              </table:table-cell>
              <table:table-cell office:value-type="float" office:value="8088.99">
                <text:p>8088.99</text:p>
              </table:table-cell>
              <table:table-cell office:value-type="float" office:value="8223.84">
                <text:p>8223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.03">
                <text:p>8000.03</text:p>
              </table:table-cell>
              <table:table-cell office:value-type="float" office:value="8322.02">
                <text:p>8322.02</text:p>
              </table:table-cell>
              <table:table-cell office:value-type="float" office:value="8000.03">
                <text:p>8000.03</text:p>
              </table:table-cell>
              <table:table-cell office:value-type="float" office:value="8322.02">
                <text:p>8322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69">
                <text:p>8369</text:p>
              </table:table-cell>
              <table:table-cell office:value-type="float" office:value="8557.03">
                <text:p>8557.03</text:p>
              </table:table-cell>
              <table:table-cell office:value-type="float" office:value="8369">
                <text:p>8369</text:p>
              </table:table-cell>
              <table:table-cell office:value-type="float" office:value="8557.03">
                <text:p>8557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39.66">
                <text:p>8239.66</text:p>
              </table:table-cell>
              <table:table-cell office:value-type="float" office:value="8157.95">
                <text:p>8157.95</text:p>
              </table:table-cell>
              <table:table-cell office:value-type="float" office:value="8239.66">
                <text:p>8239.66</text:p>
              </table:table-cell>
              <table:table-cell office:value-type="float" office:value="8157.95">
                <text:p>8157.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85">
                <text:p>8085</text:p>
              </table:table-cell>
              <table:table-cell office:value-type="float" office:value="8362.69">
                <text:p>8362.69</text:p>
              </table:table-cell>
              <table:table-cell office:value-type="float" office:value="8085">
                <text:p>8085</text:p>
              </table:table-cell>
              <table:table-cell office:value-type="float" office:value="8362.69">
                <text:p>8362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82.11">
                <text:p>9482.11</text:p>
              </table:table-cell>
              <table:table-cell office:value-type="float" office:value="7462.79">
                <text:p>7462.79</text:p>
              </table:table-cell>
              <table:table-cell office:value-type="float" office:value="9482.11">
                <text:p>9482.11</text:p>
              </table:table-cell>
              <table:table-cell office:value-type="float" office:value="7462.79">
                <text:p>7462.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0.209cm" svg:y="3.456cm" style:legend-expansion="high" chart:style-name="ch2"/>
        <chart:plot-area chart:style-name="ch3" table:cell-range-address="Sheet2.D2:Sheet2.E26 Sheet2.I2:Sheet2.J26" chart:data-source-has-labels="row" svg:x="0.319cm" svg:y="0.18cm" svg:width="9.571cm" svg:height="8.645cm">
          <chartooo:coordinate-region svg:x="1.046cm" svg:y="0.38cm" svg:width="8.65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3:Sheet2.D26" chart:label-cell-address="Sheet2.D2:Sheet2.D2" chart:class="chart:line">
            <chart:data-point chart:repeated="24"/>
          </chart:series>
          <chart:series chart:style-name="ch7" chart:values-cell-range-address="Sheet2.E3:Sheet2.E26" chart:label-cell-address="Sheet2.E2:Sheet2.E2" chart:class="chart:line">
            <chart:data-point chart:repeated="24"/>
          </chart:series>
          <chart:series chart:style-name="ch8" chart:values-cell-range-address="Sheet2.I3:Sheet2.I26" chart:label-cell-address="Sheet2.I2:Sheet2.I2" chart:class="chart:line">
            <chart:data-point chart:repeated="24"/>
          </chart:series>
          <chart:series chart:style-name="ch9" chart:values-cell-range-address="Sheet2.J3:Sheet2.J26" chart:label-cell-address="Sheet2.J2:Sheet2.J2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PRoFIT Delivery Ratio Hi</text:p>
                <draw:g>
                  <svg:desc>Sheet2.D2:Sheet2.D2</svg:desc>
                </draw:g>
              </table:table-cell>
              <table:table-cell office:value-type="string">
                <text:p>No PRoFIT Delivery Ratio Lo</text:p>
                <draw:g>
                  <svg:desc>Sheet2.E2:Sheet2.E2</svg:desc>
                </draw:g>
              </table:table-cell>
              <table:table-cell office:value-type="string">
                <text:p>ProFIT Delivery Ratio Hi</text:p>
                <draw:g>
                  <svg:desc>Sheet2.I2:Sheet2.I2</svg:desc>
                </draw:g>
              </table:table-cell>
              <table:table-cell office:value-type="string">
                <text:p>ProFIT Delivery Ratio Lo</text:p>
                <draw:g>
                  <svg:desc>Sheet2.J2:Sheet2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Sheet2.D3:Sheet2.D26</svg:desc>
                </draw:g>
              </table:table-cell>
              <table:table-cell office:value-type="float" office:value="0.08">
                <text:p>0.08</text:p>
                <draw:g>
                  <svg:desc>Sheet2.E3:Sheet2.E26</svg:desc>
                </draw:g>
              </table:table-cell>
              <table:table-cell office:value-type="float" office:value="0.14">
                <text:p>0.14</text:p>
                <draw:g>
                  <svg:desc>Sheet2.I3:Sheet2.I26</svg:desc>
                </draw:g>
              </table:table-cell>
              <table:table-cell office:value-type="float" office:value="0">
                <text:p>0</text:p>
                <draw:g>
                  <svg:desc>Sheet2.J3:Sheet2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0.12">
                <text:p>0.12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">
                <text:p>0.19</text:p>
              </table:table-cell>
              <table:table-cell office:value-type="float" office:value="0.2">
                <text:p>0.2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0.27">
                <text:p>0.27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">
                <text:p>0.31</text:p>
              </table:table-cell>
              <table:table-cell office:value-type="float" office:value="0.32">
                <text:p>0.32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">
                <text:p>0.44</text:p>
              </table:table-cell>
              <table:table-cell office:value-type="float" office:value="0.45">
                <text:p>0.45</text:p>
              </table:table-cell>
              <table:table-cell office:value-type="float" office:value="0.89">
                <text:p>0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">
                <text:p>0.66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">
                <text:p>0.59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">
                <text:p>0.64</text:p>
              </table:table-cell>
              <table:table-cell office:value-type="float" office:value="0.63">
                <text:p>0.63</text:p>
              </table:table-cell>
              <table:table-cell office:value-type="float" office:value="1">
                <text:p>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">
                <text:p>0.6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">
                <text:p>0.77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1">
                <text:p>0.81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">
                <text:p>0.86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">
                <text:p>0.94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